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32cm"/>
    </style:style>
    <style:style style:name="co4" style:family="table-column">
      <style:table-column-properties fo:break-before="auto" style:column-width="2.723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581cm"/>
    </style:style>
    <style:style style:name="co7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23" style:family="table-cell" style:parent-style-name="Default" style:data-style-name="N41"/>
    <style:style style:name="ce26" style:family="table-cell" style:parent-style-name="Default" style:data-style-name="N44"/>
    <style:style style:name="ce29" style:family="table-cell" style:parent-style-name="Default" style:data-style-name="N2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/>
    <style:style style:name="ce8" style:family="table-cell" style:parent-style-name="Default">
      <style:table-cell-properties fo:background-color="#eeeeee" fo:border="0.06pt solid #000000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2">
      <style:text-properties fo:font-weight="normal" style:font-weight-asian="normal" style:font-weight-complex="normal"/>
    </style:style>
    <style:style style:name="ce24" style:family="table-cell" style:parent-style-name="Default" style:data-style-name="N41"/>
    <style:style style:name="ce25" style:family="table-cell" style:parent-style-name="Default" style:data-style-name="N44"/>
    <style:style style:name="ce19" style:family="table-cell" style:parent-style-name="Default" style:data-style-name="N41">
      <style:text-properties fo:font-weight="bold" style:font-weight-asian="bold" style:font-weight-complex="bold"/>
    </style:style>
    <style:style style:name="ce2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17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table:style-name="Default" office:value-type="string" calcext:value-type="string">
            <text:p>minu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2]*60/[.$B$2]" office:value-type="float" office:value="0.75" calcext:value-type="float">
            <text:p>0.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D3]" office:value-type="float" office:value="12" calcext:value-type="float">
            <text:p>12</text:p>
          </table:table-cell>
          <table:table-cell table:formula="of:=[.I2]/60" office:value-type="float" office:value="0.2" calcext:value-type="float">
            <text:p>0.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3]*60/[.$B$2]" office:value-type="float" office:value="12" calcext:value-type="float">
            <text:p>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H3]*[.$I$2]" office:value-type="float" office:value="96" calcext:value-type="float">
            <text:p>96</text:p>
          </table:table-cell>
          <table:table-cell table:formula="of:=[.I3]/60" office:value-type="float" office:value="1.6" calcext:value-type="float">
            <text:p>1.6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[.H4]*[.$I$2]" office:value-type="float" office:value="288" calcext:value-type="float">
            <text:p>288</text:p>
          </table:table-cell>
          <table:table-cell table:formula="of:=[.I4]/60" office:value-type="float" office:value="4.8" calcext:value-type="float">
            <text:p>4.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[.C5]*60/[.$B$5]"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D6]" office:value-type="float" office:value="8" calcext:value-type="float">
            <text:p>8</text:p>
          </table:table-cell>
          <table:table-cell table:formula="of:=[.I5]/60" office:value-type="float" office:value="0.133333333333333" calcext:value-type="float">
            <text:p>0.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6]*60/[.$B$5]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H6]*[.$I$5]" office:value-type="float" office:value="64" calcext:value-type="float">
            <text:p>64</text:p>
          </table:table-cell>
          <table:table-cell table:formula="of:=[.I6]/60" office:value-type="float" office:value="1.06666666666667" calcext:value-type="float">
            <text:p>1.07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formula="of:=[.H7]*[.$I$5]" office:value-type="float" office:value="128" calcext:value-type="float">
            <text:p>128</text:p>
          </table:table-cell>
          <table:table-cell table:formula="of:=[.I7]/60" office:value-type="float" office:value="2.13333333333333" calcext:value-type="float">
            <text:p>2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8]*60/[.$B$8]" office:value-type="float" office:value="0.6" calcext:value-type="float">
            <text:p>0.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D9]" office:value-type="float" office:value="9.6" calcext:value-type="float">
            <text:p>9.6</text:p>
          </table:table-cell>
          <table:table-cell table:formula="of:=[.I8]/60" office:value-type="float" office:value="0.16" calcext:value-type="float">
            <text:p>0.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9]*60/[.$B$8]" office:value-type="float" office:value="9.6" calcext:value-type="float">
            <text:p>9.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H9]*[.$I$5]" office:value-type="float" office:value="64" calcext:value-type="float">
            <text:p>64</text:p>
          </table:table-cell>
          <table:table-cell table:formula="of:=[.I9]/60" office:value-type="float" office:value="1.06666666666667" calcext:value-type="float">
            <text:p>1.07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formula="of:=[.H10]*[.$I$5]" office:value-type="float" office:value="128" calcext:value-type="float">
            <text:p>128</text:p>
          </table:table-cell>
          <table:table-cell table:formula="of:=[.I10]/60" office:value-type="float" office:value="2.13333333333333" calcext:value-type="float">
            <text:p>2.13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string" calcext:value-type="string">
            <text:p>1,</text:p>
          </table:table-cell>
          <table:table-cell table:number-columns-repeated="2"/>
          <table:table-cell table:style-name="ce4" office:value-type="string" calcext:value-type="string">
            <text:p>Rings</text:p>
          </table:table-cell>
          <table:table-cell table:style-name="ce4" office:value-type="string" calcext:value-type="string">
            <text:p>Content range</text:p>
          </table:table-cell>
          <table:table-cell table:style-name="ce4" office:value-type="string" calcext:value-type="string">
            <text:p>Page Nos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table:style-name="Default" office:value-type="string" calcext:value-type="string">
            <text:p>minutes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progress</text:p>
          </table:table-cell>
          <table:table-cell office:value-type="string" calcext:value-type="string">
            <text:p>progress (sec)</text:p>
          </table:table-cell>
          <table:table-cell office:value-type="string" calcext:value-type="string">
            <text:p>section duration</text:p>
          </table:table-cell>
          <table:table-cell table:number-columns-repeated="2" office:value-type="string" calcext:value-type="string">
            <text:p>max preset</text:p>
          </table:table-cell>
          <table:table-cell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14]*60/[.$B$2]" office:value-type="float" office:value="12" calcext:value-type="float">
            <text:p>12</text:p>
          </table:table-cell>
          <table:table-cell table:style-name="ce8" table:number-columns-repeated="2"/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D14]" office:value-type="float" office:value="12" calcext:value-type="float">
            <text:p>12</text:p>
          </table:table-cell>
          <table:table-cell table:formula="of:=[.I14]/60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table:style-name="ce24"/>
          <table:table-cell table:style-name="ce24" table:formula="of:=TIME(0;0;0)" office:value-type="time" office:time-value="PT00H00M00S" calcext:value-type="time">
            <text:p>00:00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POSED</text:p>
          </table:table-cell>
          <table:table-cell table:number-columns-repeated="2"/>
          <table:table-cell table:formula="of:=60/[.B2]" office:value-type="float" office:value="0.75" calcext:value-type="float">
            <text:p>0.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 – 8</text:p>
          </table:table-cell>
          <table:table-cell table:style-name="ce9" table:formula="of:=[.G14]+7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H15]*[.$I$14]" office:value-type="float" office:value="96" calcext:value-type="float">
            <text:p>96</text:p>
          </table:table-cell>
          <table:table-cell table:formula="of:=[.I15]/60" office:value-type="float" office:value="1.6" calcext:value-type="float">
            <text:p>1.60</text:p>
          </table:table-cell>
          <table:table-cell office:value-type="float" office:value="8" calcext:value-type="float">
            <text:p>8</text:p>
          </table:table-cell>
          <table:table-cell table:style-name="ce24" table:formula="of:=TIME(0;0;[.I15])" office:value-type="time" office:time-value="PT00H01M36S" calcext:value-type="time">
            <text:p>00:01:36</text:p>
          </table:table-cell>
          <table:table-cell table:style-name="ce24" table:formula="of:=[.L15]+[.M14]" office:value-type="time" office:time-value="PT00H01M36S" calcext:value-type="time">
            <text:p>00:01:3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ld</text:p>
          </table:table-cell>
        </table:table-row>
        <table:table-row table:style-name="ro2">
          <table:table-cell table:style-name="ce2" office:value-type="string" calcext:value-type="string">
            <text:p>Ligeti Cord 2<text:span text:style-name="T1">nd</text:span> Qtet Allegro Nervoso bar 19-22</text:p>
          </table:table-cell>
          <table:table-cell table:number-columns-repeated="3"/>
          <table:table-cell table:style-name="ce4" table:number-columns-repeated="3"/>
          <table:table-cell table:number-columns-repeated="11"/>
        </table:table-row>
        <table:table-row table:style-name="ro1">
          <table:table-cell office:value-type="string" calcext:value-type="string">
            <text:p>section </text:p>
          </table:table-cell>
          <table:table-cell table:style-name="ce12" office:value-type="string" calcext:value-type="string">
            <text:p>--- 1a</text:p>
          </table:table-cell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2"/>
          <table:table-cell table:style-name="ce9" table:formula="of:=[.G15]+1"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4"/>
          <table:table-cell table:number-columns-repeated="6"/>
        </table:table-row>
        <table:table-row table:style-name="ro1">
          <table:table-cell office:value-type="string" calcext:value-type="string">
            <text:p>RND/AUDIENCE</text:p>
          </table:table-cell>
          <table:table-cell table:number-columns-repeated="3"/>
          <table:table-cell table:style-name="ce9" office:value-type="string" calcext:value-type="string">
            <text:p>2,3</text:p>
          </table:table-cell>
          <table:table-cell table:style-name="ce9" office:value-type="string" calcext:value-type="string">
            <text:p>1 – 8</text:p>
          </table:table-cell>
          <table:table-cell table:style-name="ce9" table:formula="of:=[.G17]+7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H18]*[.$I$14]" office:value-type="float" office:value="96" calcext:value-type="float">
            <text:p>96</text:p>
          </table:table-cell>
          <table:table-cell table:formula="of:=[.I18]/60" office:value-type="float" office:value="1.6" calcext:value-type="float">
            <text:p>1.60</text:p>
          </table:table-cell>
          <table:table-cell office:value-type="float" office:value="16" calcext:value-type="float">
            <text:p>16</text:p>
          </table:table-cell>
          <table:table-cell table:style-name="ce24" table:formula="of:=TIME(0;0;[.I18])" office:value-type="time" office:time-value="PT00H01M36S" calcext:value-type="time">
            <text:p>00:01:36</text:p>
          </table:table-cell>
          <table:table-cell table:style-name="ce24" table:formula="of:=[.M15]+[.L18]" office:value-type="time" office:time-value="PT00H03M12S" calcext:value-type="time">
            <text:p>00:03:12</text:p>
          </table:table-cell>
          <table:table-cell table:formula="of:=[.I15]+[.I18]" office:value-type="float" office:value="192" calcext:value-type="float">
            <text:p>192</text:p>
          </table:table-cell>
          <table:table-cell table:style-name="ce25" table:formula="of:=[.L15]+[.L18]" office:value-type="time" office:time-value="PT00H03M12S" calcext:value-type="time">
            <text:p>00:03: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table:style-name="ce4" table:number-columns-repeated="3"/>
          <table:table-cell table:formula="of:=[.H15]+[.H18]" office:value-type="float" office:value="16" calcext:value-type="float">
            <text:p>16</text:p>
          </table:table-cell>
          <table:table-cell table:formula="of:=SUM([.I15:.I18])" office:value-type="float" office:value="192" calcext:value-type="float">
            <text:p>192</text:p>
          </table:table-cell>
          <table:table-cell table:style-name="Default"/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string" calcext:value-type="string">
            <text:p>2,</text:p>
          </table:table-cell>
          <table:table-cell table:number-columns-repeated="2"/>
          <table:table-cell table:style-name="ce4"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table:style-name="Default" office:value-type="string" calcext:value-type="string">
            <text:p>minu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m</text:p>
          </table:table-cell>
          <table:table-cell office:value-type="float" office:value="120" calcext:value-type="float">
            <text:p>120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 table:formula="of:=[.D22]" office:value-type="float" office:value="8" calcext:value-type="float">
            <text:p>8</text:p>
          </table:table-cell>
          <table:table-cell table:formula="of:=[.I21]/60" office:value-type="float" office:value="0.133333333333333" calcext:value-type="float">
            <text:p>0.13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22]*60/[.$D$21]" office:value-type="float" office:value="8" calcext:value-type="float">
            <text:p>8</text:p>
          </table:table-cell>
          <table:table-cell table:style-name="ce9" table:number-columns-repeated="2"/>
          <table:table-cell table:style-name="ce9" table:formula="of:=[.G18]+1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H22]*[.$I$21]" office:value-type="float" office:value="64" calcext:value-type="float">
            <text:p>64</text:p>
          </table:table-cell>
          <table:table-cell table:formula="of:=[.I22]/60" office:value-type="float" office:value="1.06666666666667" calcext:value-type="float">
            <text:p>1.07</text:p>
          </table:table-cell>
          <table:table-cell/>
          <table:table-cell table:style-name="ce24"/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MPOSED</text:p>
          </table:table-cell>
          <table:table-cell table:number-columns-repeated="2"/>
          <table:table-cell table:formula="of:=60/[.D21]" office:value-type="float" office:value="0.5" calcext:value-type="float">
            <text:p>0.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9 – 16</text:p>
          </table:table-cell>
          <table:table-cell table:style-name="ce9" table:formula="of:=[.G22]+7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H23]*[.$I$21]" office:value-type="float" office:value="64" calcext:value-type="float">
            <text:p>64</text:p>
          </table:table-cell>
          <table:table-cell table:formula="of:=[.I23]/60" office:value-type="float" office:value="1.06666666666667" calcext:value-type="float">
            <text:p>1.07</text:p>
          </table:table-cell>
          <table:table-cell office:value-type="float" office:value="40" calcext:value-type="float">
            <text:p>40</text:p>
          </table:table-cell>
          <table:table-cell table:style-name="ce24" table:formula="of:=TIME(0;0;[.I23])" office:value-type="time" office:time-value="PT00H01M04S" calcext:value-type="time">
            <text:p>00:01:04</text:p>
          </table:table-cell>
          <table:table-cell table:style-name="ce24" table:formula="of:=[.M18]+[.L23]" office:value-type="time" office:time-value="PT00H04M16S" calcext:value-type="time">
            <text:p>00:04:16</text:p>
          </table:table-cell>
          <table:table-cell table:formula="of:=[.N18]+[.I23]" office:value-type="float" office:value="256" calcext:value-type="float">
            <text:p>25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Love Supreme</text:p>
          </table:table-cell>
          <table:table-cell table:number-columns-repeated="3"/>
          <table:table-cell table:style-name="ce10" table:number-columns-repeated="3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ection </text:p>
          </table:table-cell>
          <table:table-cell table:style-name="ce12" office:value-type="string" calcext:value-type="string">
            <text:p>--- 2a</text:p>
          </table:table-cell>
          <table:table-cell office:value-type="string" calcext:value-type="string">
            <text:p>bpm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2"/>
          <table:table-cell table:style-name="ce9" table:formula="of:=[.G23]+1"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4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ND/AUDIENCE</text:p>
          </table:table-cell>
          <table:table-cell table:number-columns-repeated="3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9 – 16</text:p>
          </table:table-cell>
          <table:table-cell table:style-name="ce9" table:formula="of:=[.G25]+7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H26]*[.$I$21]" office:value-type="float" office:value="64" calcext:value-type="float">
            <text:p>64</text:p>
          </table:table-cell>
          <table:table-cell table:formula="of:=[.I26]/60" office:value-type="float" office:value="1.06666666666667" calcext:value-type="float">
            <text:p>1.07</text:p>
          </table:table-cell>
          <table:table-cell office:value-type="float" office:value="16" calcext:value-type="float">
            <text:p>16</text:p>
          </table:table-cell>
          <table:table-cell table:style-name="ce24" table:formula="of:=TIME(0;0;[.I26])" office:value-type="time" office:time-value="PT00H01M04S" calcext:value-type="time">
            <text:p>00:01:04</text:p>
          </table:table-cell>
          <table:table-cell table:style-name="ce24" table:formula="of:=[.M23]+[.L26]" office:value-type="time" office:time-value="PT00H05M20S" calcext:value-type="time">
            <text:p>00:05:20</text:p>
          </table:table-cell>
          <table:table-cell table:formula="of:=[.N23]+[.I26]" office:value-type="float" office:value="320" calcext:value-type="float">
            <text:p>320</text:p>
          </table:table-cell>
          <table:table-cell table:style-name="ce25" table:formula="of:=[.L23]+[.L26]" office:value-type="time" office:time-value="PT00H02M08S" calcext:value-type="time">
            <text:p>00:02: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Mobile Audio</text:p>
          </table:table-cell>
          <table:table-cell table:number-columns-repeated="7"/>
          <table:table-cell table:formula="of:=SUM([.I23:.I26])" office:value-type="float" office:value="128" calcext:value-type="float">
            <text:p>12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string" calcext:value-type="string">
            <text:p>3,</text:p>
          </table:table-cell>
          <table:table-cell table:number-columns-repeated="2"/>
          <table:table-cell table:style-name="ce4"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table:style-name="Default" office:value-type="string" calcext:value-type="string">
            <text:p>minu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m</text:p>
          </table:table-cell>
          <table:table-cell office:value-type="float" office:value="100" calcext:value-type="float">
            <text:p>100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 table:formula="of:=[.D31]" office:value-type="float" office:value="9.6" calcext:value-type="float">
            <text:p>9.6</text:p>
          </table:table-cell>
          <table:table-cell table:formula="of:=[.I30]/60" office:value-type="float" office:value="0.16" calcext:value-type="float">
            <text:p>0.16</text:p>
          </table:table-cell>
          <table:table-cell office:value-type="float" office:value="41" calcext:value-type="float">
            <text:p>41</text:p>
          </table:table-cell>
          <table:table-cell table:style-name="ce25"/>
          <table:table-cell table:number-columns-repeated="6"/>
        </table:table-row>
        <table:table-row table:style-name="ro1">
          <table:table-cell office:value-type="string" calcext:value-type="string">
            <text:p>Money Money Money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31]*60/[.$D$30]" office:value-type="float" office:value="9.6" calcext:value-type="float">
            <text:p>9.6</text:p>
          </table:table-cell>
          <table:table-cell table:style-name="ce9" table:number-columns-repeated="2"/>
          <table:table-cell table:style-name="ce9" table:formula="of:=[.G26]+1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[.H31]*[.$I$30]" office:value-type="float" office:value="76.8" calcext:value-type="float">
            <text:p>76.8</text:p>
          </table:table-cell>
          <table:table-cell table:formula="of:=[.I31]/60" office:value-type="float" office:value="1.28" calcext:value-type="float">
            <text:p>1.28</text:p>
          </table:table-cell>
          <table:table-cell office:value-type="float" office:value="48" calcext:value-type="float">
            <text:p>48</text:p>
          </table:table-cell>
          <table:table-cell table:style-name="ce25"/>
          <table:table-cell table:style-name="ce2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OMPOSED</text:p>
          </table:table-cell>
          <table:table-cell table:number-columns-repeated="2"/>
          <table:table-cell table:formula="of:=60/[.D30]" office:value-type="float" office:value="0.6" calcext:value-type="float">
            <text:p>0.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17 – 24</text:p>
          </table:table-cell>
          <table:table-cell table:style-name="ce9" table:formula="of:=[.G31]+7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[.H32]*[.$I$30]" office:value-type="float" office:value="76.8" calcext:value-type="float">
            <text:p>76.8</text:p>
          </table:table-cell>
          <table:table-cell table:formula="of:=[.I32]/60" office:value-type="float" office:value="1.28" calcext:value-type="float">
            <text:p>1.28</text:p>
          </table:table-cell>
          <table:table-cell office:value-type="float" office:value="16" calcext:value-type="float">
            <text:p>16</text:p>
          </table:table-cell>
          <table:table-cell table:style-name="ce24" table:formula="of:=TIME(0;0;[.I32])" office:value-type="time" office:time-value="PT00H01M16.8S" calcext:value-type="time">
            <text:p>00:01:16</text:p>
          </table:table-cell>
          <table:table-cell table:style-name="ce24" table:formula="of:=[.M26]+[.L32]" office:value-type="time" office:time-value="PT00H06M36.8S" calcext:value-type="time">
            <text:p>00:06:36</text:p>
          </table:table-cell>
          <table:table-cell table:formula="of:=[.N26]+[.I32]" office:value-type="float" office:value="396.8" calcext:value-type="float">
            <text:p>396.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9"/>
          <table:table-cell table:style-name="ce9" office:value-type="string" calcext:value-type="string">
            <text:p>1 – 8</text:p>
          </table:table-cell>
          <table:table-cell table:style-name="ce9" table:formula="of:=[.G32]+1" office:value-type="float" office:value="41" calcext:value-type="float">
            <text:p>4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ND/AUDIENCE</text:p>
          </table:table-cell>
          <table:table-cell table:style-name="ce12" office:value-type="string" calcext:value-type="string">
            <text:p>3A</text:p>
          </table:table-cell>
          <table:table-cell office:value-type="float" office:value="16" calcext:value-type="float">
            <text:p>16</text:p>
          </table:table-cell>
          <table:table-cell table:formula="of:=[.C35]*60/[.$B$8]" office:value-type="float" office:value="9.6" calcext:value-type="float">
            <text:p>9.6</text:p>
          </table:table-cell>
          <table:table-cell table:style-name="ce9" office:value-type="string" calcext:value-type="string">
            <text:p>7, 8</text:p>
          </table:table-cell>
          <table:table-cell table:style-name="ce9" office:value-type="string" calcext:value-type="string">
            <text:p>9 – 16</text:p>
          </table:table-cell>
          <table:table-cell table:style-name="ce9" table:formula="of:=[.G34]+7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[.H35]*[.$I$30]" office:value-type="float" office:value="76.8" calcext:value-type="float">
            <text:p>76.8</text:p>
          </table:table-cell>
          <table:table-cell table:formula="of:=[.I35]/60" office:value-type="float" office:value="1.28" calcext:value-type="float">
            <text:p>1.28</text:p>
          </table:table-cell>
          <table:table-cell office:value-type="float" office:value="49" calcext:value-type="float">
            <text:p>49</text:p>
          </table:table-cell>
          <table:table-cell table:style-name="ce24" table:formula="of:=TIME(0;0;[.I35])" office:value-type="time" office:time-value="PT00H01M16.8S" calcext:value-type="time">
            <text:p>00:01:16</text:p>
          </table:table-cell>
          <table:table-cell table:style-name="ce24" table:formula="of:=[.M32]+[.L35]" office:value-type="time" office:time-value="PT00H07M53.6S" calcext:value-type="time">
            <text:p>00:07:53</text:p>
          </table:table-cell>
          <table:table-cell table:formula="of:=[.N32]+[.I35]" office:value-type="float" office:value="473.6" calcext:value-type="float">
            <text:p>473.6</text:p>
          </table:table-cell>
          <table:table-cell table:style-name="ce25" table:formula="of:=[.L32]+[.L35]" office:value-type="time" office:time-value="PT00H02M33.6S" calcext:value-type="time">
            <text:p>00:02: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Mobile Audio</text:p>
          </table:table-cell>
          <table:table-cell table:number-columns-repeated="3"/>
          <table:table-cell table:style-name="ce9"/>
          <table:table-cell table:style-name="ce9" office:value-type="string" calcext:value-type="string">
            <text:p>17 – 24</text:p>
          </table:table-cell>
          <table:table-cell table:style-name="ce9"/>
          <table:table-cell/>
          <table:table-cell table:formula="of:=SUM([.I32:.I35])" office:value-type="float" office:value="153.6" calcext:value-type="float">
            <text:p>153.6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24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Audience actions</text:p>
          </table:table-cell>
          <table:table-cell table:style-name="ce12" office:value-type="string" calcext:value-type="string">
            <text:p>rnd config</text:p>
          </table:table-cell>
          <table:table-cell table:number-columns-repeated="5"/>
          <table:table-cell table:formula="of:=[.H36]+[.H31]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til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,1</text:p>
          </table:table-cell>
          <table:table-cell table:style-name="ce4" office:value-type="string" calcext:value-type="string">
            <text:p>1,1,1</text:p>
          </table:table-cell>
          <table:table-cell table:style-name="ce4" office:value-type="string" calcext:value-type="string">
            <text:p>1,1,1,1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formula="of:=SUM([.B39:.I39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/>
          <table:table-cell table:style-name="ce4"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table:style-name="Default" office:value-type="string" calcext:value-type="string">
            <text:p>minutes</text:p>
          </table:table-cell>
          <table:table-cell table:number-columns-repeated="8"/>
        </table:table-row>
        <table:table-row table:style-name="ro1">
          <table:table-cell table:style-name="ce12" table:number-columns-repeated="2"/>
          <table:table-cell table:number-columns-repeated="2"/>
          <table:table-cell table:style-name="ce4" table:number-columns-repeated="3"/>
          <table:table-cell office:value-type="float" office:value="1" calcext:value-type="float">
            <text:p>1</text:p>
          </table:table-cell>
          <table:table-cell table:formula="of:=[.D44]" office:value-type="float" office:value="12" calcext:value-type="float">
            <text:p>12</text:p>
          </table:table-cell>
          <table:table-cell table:formula="of:=[.I42]/60" office:value-type="float" office:value="0.2" calcext:value-type="float">
            <text:p>0.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da, recap section 1</text:p>
          </table:table-cell>
          <table:table-cell/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2"/>
          <table:table-cell table:style-name="ce9" table:formula="of:=[.G35]+1"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ND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44]*60/[.$B$2]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 – 8</text:p>
          </table:table-cell>
          <table:table-cell table:style-name="ce9" table:formula="of:=[.G43]+7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H44]*[.$I$42]" office:value-type="float" office:value="96" calcext:value-type="float">
            <text:p>96</text:p>
          </table:table-cell>
          <table:table-cell table:formula="of:=[.I44]/60" office:value-type="float" office:value="1.6" calcext:value-type="float">
            <text:p>1.60</text:p>
          </table:table-cell>
          <table:table-cell office:value-type="float" office:value="49" calcext:value-type="float">
            <text:p>49</text:p>
          </table:table-cell>
          <table:table-cell table:style-name="ce24" table:formula="of:=TIME(0;0;[.I44])" office:value-type="time" office:time-value="PT00H01M36S" calcext:value-type="time">
            <text:p>00:01:36</text:p>
          </table:table-cell>
          <table:table-cell table:style-name="ce24" table:formula="of:=[.M35]+[.L44]" office:value-type="time" office:time-value="PT00H09M29.6S" calcext:value-type="time">
            <text:p>00:09:29</text:p>
          </table:table-cell>
          <table:table-cell table:formula="of:=[.N35]+[.I44]" office:value-type="float" office:value="569.6" calcext:value-type="float">
            <text:p>569.6</text:p>
          </table:table-cell>
          <table:table-cell table:style-name="ce25" table:formula="of:=[.L44]" office:value-type="time" office:time-value="PT00H01M36S" calcext:value-type="time">
            <text:p>00:01:3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  <table:table-cell table:style-name="ce9" table:number-columns-repeated="3"/>
          <table:table-cell/>
          <table:table-cell table:formula="of:=SUM([.I43:.I44])" office:value-type="float" office:value="96" calcext:value-type="float">
            <text:p>96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24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</text:p>
          </table:table-cell>
          <table:table-cell office:value-type="string" calcext:value-type="string">
            <text:p>sec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style-name="ce17" office:value-type="string" calcext:value-type="string">
            <text:p>12s 0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style-name="ce17" office:value-type="string" calcext:value-type="string">
            <text:p>13s 6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style-name="ce17" office:value-type="string" calcext:value-type="string">
            <text:p>19s 2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style-name="ce17" office:value-type="string" calcext:value-type="string">
            <text:p>32s 30</text:p>
          </table:table-cell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12" table:formula="of:=[.H19]+[.H23]+[.H37]" office:value-type="float" office:value="32" calcext:value-type="float">
            <text:p>32</text:p>
          </table:table-cell>
          <table:table-cell table:formula="of:=[.I15]+[.I18]+[.I23]+[.I26]+[.I32]+[.I35]" office:value-type="float" office:value="473.6" calcext:value-type="float">
            <text:p>473.6</text:p>
          </table:table-cell>
          <table:table-cell table:style-name="ce16" table:formula="of:=[.J15]+ [.J18]+ [.J23]+[.J26]+[.J32]+[.J35]" office:value-type="float" office:value="7.89333333333333" calcext:value-type="float">
            <text:p>7.89</text:p>
          </table:table-cell>
          <table:table-cell/>
          <table:table-cell table:style-name="ce19" table:formula="of:=SUM([.L14:.L49])" office:value-type="time" office:time-value="PT00H09M29.6S" calcext:value-type="time">
            <text:p>00:09:29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9.2" calcext:value-type="float">
            <text:p>9.2</text:p>
          </table:table-cell>
          <table:table-cell table:number-columns-repeated="2" office:value-type="float" office:value="16.3" calcext:value-type="float">
            <text:p>16.3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formula="of:=SUM([.C53:.C55])" office:value-type="float" office:value="19.2" calcext:value-type="float">
            <text:p>19.2</text:p>
          </table:table-cell>
          <table:table-cell table:formula="of:=SUM([.D53:.D55])" office:value-type="float" office:value="32.3" calcext:value-type="float">
            <text:p>32.3</text:p>
          </table:table-cell>
          <table:table-cell table:formula="of:=SUM([.E53:.E55])" office:value-type="float" office:value="32.3" calcext:value-type="float">
            <text:p>32.3</text:p>
          </table:table-cell>
          <table:table-cell table:number-columns-repeated="4"/>
          <table:table-cell table:style-name="Default"/>
          <table:table-cell table:number-columns-repeated="8"/>
        </table:table-row>
      </table:table>
      <table:table table:name="LongStructure" table:style-name="ta1">
        <table:table-column table:style-name="co2" table:number-columns-repeated="11" table:default-cell-style-name="Default"/>
        <table:table-row table:style-name="ro1">
          <table:table-cell table:number-columns-repeated="2"/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minu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2]*60/[.$B$2]" office:value-type="float" office:value="0.75" calcext:value-type="float">
            <text:p>0.7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3]" office:value-type="float" office:value="12" calcext:value-type="float">
            <text:p>12</text:p>
          </table:table-cell>
          <table:table-cell table:style-name="ce17" table:formula="of:=[.G2]/60" office:value-type="float" office:value="0.2" calcext:value-type="float">
            <text:p>0.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3]*60/[.$B$2]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3]*[.$G$2]" office:value-type="float" office:value="96" calcext:value-type="float">
            <text:p>96</text:p>
          </table:table-cell>
          <table:table-cell table:style-name="ce17" table:formula="of:=[.G3]/60" office:value-type="float" office:value="1.6" calcext:value-type="float">
            <text:p>1.6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formula="of:=[.F4]*[.$G$2]" office:value-type="float" office:value="288" calcext:value-type="float">
            <text:p>288</text:p>
          </table:table-cell>
          <table:table-cell table:style-name="ce17" table:formula="of:=[.G4]/60" office:value-type="float" office:value="4.8" calcext:value-type="float">
            <text:p>4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[.C5]*60/[.$B$5]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6]" office:value-type="float" office:value="8" calcext:value-type="float">
            <text:p>8</text:p>
          </table:table-cell>
          <table:table-cell table:style-name="ce17" table:formula="of:=[.G5]/60" office:value-type="float" office:value="0.133333333333333" calcext:value-type="float">
            <text:p>0.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6]*60/[.$B$5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6]*[.$G$5]" office:value-type="float" office:value="64" calcext:value-type="float">
            <text:p>64</text:p>
          </table:table-cell>
          <table:table-cell table:style-name="ce17" table:formula="of:=[.G6]/60" office:value-type="float" office:value="1.06666666666667" calcext:value-type="float">
            <text:p>1.0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F7]*[.$G$5]" office:value-type="float" office:value="128" calcext:value-type="float">
            <text:p>128</text:p>
          </table:table-cell>
          <table:table-cell table:style-name="ce17" table:formula="of:=[.G7]/60" office:value-type="float" office:value="2.13333333333333" calcext:value-type="float">
            <text:p>2.1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1]" office:value-type="float" office:value="12" calcext:value-type="float">
            <text:p>12</text:p>
          </table:table-cell>
          <table:table-cell table:style-name="ce17" table:formula="of:=[.G10]/60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table:style-name="ce24" office:value-type="time" office:time-value="PT00H00M00S" calcext:value-type="time">
            <text:p>00:00: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11]*60/[.$B$2]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11]*[.$G$10]" office:value-type="float" office:value="96" calcext:value-type="float">
            <text:p>96</text:p>
          </table:table-cell>
          <table:table-cell table:style-name="ce17" table:formula="of:=[.G11]/60" office:value-type="float" office:value="1.6" calcext:value-type="float">
            <text:p>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SED</text:p>
          </table:table-cell>
          <table:table-cell office:value-type="string" calcext:value-type="string">
            <text:p>1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F12]*[.$G$10]" office:value-type="float" office:value="192" calcext:value-type="float">
            <text:p>192</text:p>
          </table:table-cell>
          <table:table-cell table:style-name="ce17" table:formula="of:=[.G12]/60" office:value-type="float" office:value="3.2" calcext:value-type="float">
            <text:p>3.20</text:p>
          </table:table-cell>
          <table:table-cell office:value-type="float" office:value="16" calcext:value-type="float">
            <text:p>16</text:p>
          </table:table-cell>
          <table:table-cell table:style-name="ce24" office:value-type="time" office:time-value="PT00H03M12S" calcext:value-type="time">
            <text:p>00:03:12</text:p>
          </table:table-cell>
          <table:table-cell/>
        </table:table-row>
        <table:table-row table:style-name="ro1">
          <table:table-cell table:number-columns-repeated="7"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section </text:p>
          </table:table-cell>
          <table:table-cell table:style-name="ce12" office:value-type="string" calcext:value-type="string">
            <text:p>1A</text:p>
          </table:table-cell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14]*[.$G$10]" office:value-type="float" office:value="96" calcext:value-type="float">
            <text:p>96</text:p>
          </table:table-cell>
          <table:table-cell table:style-name="ce17" table:formula="of:=[.G14]/60" office:value-type="float" office:value="1.6" calcext:value-type="float">
            <text:p>1.60</text:p>
          </table:table-cell>
          <table:table-cell office:value-type="float" office:value="17" calcext:value-type="float">
            <text:p>17</text:p>
          </table:table-cell>
          <table:table-cell table:style-name="ce24" table:formula="of:=[.J12]" office:value-type="time" office:time-value="PT00H03M12S" calcext:value-type="time">
            <text:p>00:03:12</text:p>
          </table:table-cell>
          <table:table-cell table:style-name="ce24" office:value-type="time" office:time-value="PT00H01M36S" calcext:value-type="time">
            <text:p>00:01:36</text:p>
          </table:table-cell>
        </table:table-row>
        <table:table-row table:style-name="ro1">
          <table:table-cell office:value-type="string" calcext:value-type="string">
            <text:p>AUDIENCE</text:p>
          </table:table-cell>
          <table:table-cell office:value-type="string" calcext:value-type="string">
            <text:p>1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F15]*[.$G$10]" office:value-type="float" office:value="96" calcext:value-type="float">
            <text:p>96</text:p>
          </table:table-cell>
          <table:table-cell table:style-name="ce17" table:formula="of:=[.G15]/60" office:value-type="float" office:value="1.6" calcext:value-type="float">
            <text:p>1.60</text:p>
          </table:table-cell>
          <table:table-cell office:value-type="float" office:value="24" calcext:value-type="float">
            <text:p>24</text:p>
          </table:table-cell>
          <table:table-cell table:style-name="ce24" table:formula="of:=[.J14]+[.K14]" office:value-type="time" office:time-value="PT00H04M48S" calcext:value-type="time">
            <text:p>00:04:48</text:p>
          </table:table-cell>
          <table:table-cell/>
        </table:table-row>
        <table:table-row table:style-name="ro1">
          <table:table-cell table:number-columns-repeated="5"/>
          <table:table-cell table:formula="of:=[.F12]+[.F15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minu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m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9]" office:value-type="float" office:value="8" calcext:value-type="float">
            <text:p>8</text:p>
          </table:table-cell>
          <table:table-cell table:style-name="ce17" table:formula="of:=[.G18]/60" office:value-type="float" office:value="0.133333333333333" calcext:value-type="float">
            <text:p>0.13</text:p>
          </table:table-cell>
          <table:table-cell office:value-type="float" office:value="25" calcext:value-type="float">
            <text:p>25</text:p>
          </table:table-cell>
          <table:table-cell table:style-name="ce24" table:formula="of:=[.J15]" office:value-type="time" office:time-value="PT00H04M48S" calcext:value-type="time">
            <text:p>00:04: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19]*60/[.$B$5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19]*[.$G$18]" office:value-type="float" office:value="64" calcext:value-type="float">
            <text:p>64</text:p>
          </table:table-cell>
          <table:table-cell table:style-name="ce17" table:formula="of:=[.G19]/60" office:value-type="float" office:value="1.06666666666667" calcext:value-type="float">
            <text:p>1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SED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F20]*[.$G$18]" office:value-type="float" office:value="128" calcext:value-type="float">
            <text:p>128</text:p>
          </table:table-cell>
          <table:table-cell table:style-name="ce17" table:formula="of:=[.G20]/60" office:value-type="float" office:value="2.13333333333333" calcext:value-type="float">
            <text:p>2.13</text:p>
          </table:table-cell>
          <table:table-cell office:value-type="float" office:value="40" calcext:value-type="float">
            <text:p>40</text:p>
          </table:table-cell>
          <table:table-cell table:style-name="ce25" table:formula="of:=[.J18]+[.K20]" office:value-type="time" office:time-value="PT00H06M56S" calcext:value-type="time">
            <text:p>00:06:56</text:p>
          </table:table-cell>
          <table:table-cell table:style-name="ce24" office:value-type="time" office:time-value="PT00H02M08S" calcext:value-type="time">
            <text:p>00:02: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minu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6]" office:value-type="float" office:value="12" calcext:value-type="float">
            <text:p>12</text:p>
          </table:table-cell>
          <table:table-cell table:style-name="ce17" table:formula="of:=[.G23]/60" office:value-type="float" office:value="0.2" calcext:value-type="float">
            <text:p>0.20</text:p>
          </table:table-cell>
          <table:table-cell office:value-type="float" office:value="41" calcext:value-type="float">
            <text:p>41</text:p>
          </table:table-cell>
          <table:table-cell table:style-name="ce25" table:formula="of:=[.J20]" office:value-type="time" office:time-value="PT00H06M56S" calcext:value-type="time">
            <text:p>00:06:56</text:p>
          </table:table-cell>
          <table:table-cell/>
        </table:table-row>
        <table:table-row table:style-name="ro1">
          <table:table-cell office:value-type="string" calcext:value-type="string">
            <text:p>AUDIENCE</text:p>
          </table:table-cell>
          <table:table-cell table:style-name="ce12" office:value-type="string" calcext:value-type="string">
            <text:p>3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F24]*[.$G$10]" office:value-type="float" office:value="96" calcext:value-type="float">
            <text:p>96</text:p>
          </table:table-cell>
          <table:table-cell table:style-name="ce17" table:formula="of:=[.G24]/60" office:value-type="float" office:value="1.6" calcext:value-type="float">
            <text:p>1.60</text:p>
          </table:table-cell>
          <table:table-cell office:value-type="float" office:value="48" calcext:value-type="float">
            <text:p>48</text:p>
          </table:table-cell>
          <table:table-cell table:style-name="ce25" table:formula="of:=[.J23]+[.K24]" office:value-type="time" office:time-value="PT00H08M32S" calcext:value-type="time">
            <text:p>00:08:32</text:p>
          </table:table-cell>
          <table:table-cell table:style-name="ce24" office:value-type="time" office:time-value="PT00H01M36S" calcext:value-type="time">
            <text:p>00:01:36</text:p>
          </table:table-cell>
        </table:table-row>
        <table:table-row table:style-name="ro1">
          <table:table-cell table:number-columns-repeated="7"/>
          <table:table-cell table:style-name="ce17"/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26]*60/[.$B$2]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26]*[.$G$10]" office:value-type="float" office:value="96" calcext:value-type="float">
            <text:p>96</text:p>
          </table:table-cell>
          <table:table-cell table:style-name="ce17" table:formula="of:=[.G26]/60" office:value-type="float" office:value="1.6" calcext:value-type="float">
            <text:p>1.60</text:p>
          </table:table-cell>
          <table:table-cell office:value-type="float" office:value="49" calcext:value-type="float">
            <text:p>49</text:p>
          </table:table-cell>
          <table:table-cell table:style-name="ce25" table:formula="of:=[.J24]" office:value-type="time" office:time-value="PT00H08M32S" calcext:value-type="time">
            <text:p>00:08:3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F27]*[.$G$10]" office:value-type="float" office:value="192" calcext:value-type="float">
            <text:p>192</text:p>
          </table:table-cell>
          <table:table-cell table:style-name="ce17" table:formula="of:=[.G27]/60" office:value-type="float" office:value="3.2" calcext:value-type="float">
            <text:p>3.20</text:p>
          </table:table-cell>
          <table:table-cell office:value-type="float" office:value="64" calcext:value-type="float">
            <text:p>64</text:p>
          </table:table-cell>
          <table:table-cell table:style-name="ce25" table:formula="of:=[.J26]+[.K27]" office:value-type="time" office:time-value="PT00H11M44S" calcext:value-type="time">
            <text:p>00:11:44</text:p>
          </table:table-cell>
          <table:table-cell table:style-name="ce24" office:value-type="time" office:time-value="PT00H03M12S" calcext:value-type="time">
            <text:p>00:03:12</text:p>
          </table:table-cell>
        </table:table-row>
        <table:table-row table:style-name="ro1">
          <table:table-cell table:number-columns-repeated="5"/>
          <table:table-cell table:formula="of:=[.F27]+[.F24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2" table:formula="of:=[.F16]+[.F20]+[.F28]" office:value-type="float" office:value="64" calcext:value-type="float">
            <text:p>64</text:p>
          </table:table-cell>
          <table:table-cell table:style-name="ce12" office:value-type="string" calcext:value-type="string">
            <text:p>TOTAL</text:p>
          </table:table-cell>
          <table:table-cell table:style-name="ce28" table:formula="of:=[.H12]+ [.H15]+ [.H20]+[.H24]+[.H27]" office:value-type="float" office:value="11.7333333333333" calcext:value-type="float">
            <text:p>11.73</text:p>
          </table:table-cell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dx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75" calcext:value-type="float">
            <text:p>-375</text:p>
          </table:table-cell>
          <table:table-cell office:value-type="float" office:value="-415" calcext:value-type="float">
            <text:p>-415</text:p>
          </table:table-cell>
          <table:table-cell office:value-type="float" office:value="750" calcext:value-type="float">
            <text:p>750</text:p>
          </table:table-cell>
          <table:table-cell office:value-type="float" office:value="1045" calcext:value-type="float">
            <text:p>1045</text:p>
          </table:table-cell>
          <table:table-cell/>
          <table:table-cell table:formula="of:=[.B38]-[.B37]" office:value-type="float" office:value="800" calcext:value-type="float">
            <text:p>800</text:p>
          </table:table-cell>
          <table:table-cell table:formula="of:=[.G37]-[.D37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5" calcext:value-type="float">
            <text:p>425</text:p>
          </table:table-cell>
          <table:table-cell office:value-type="float" office:value="-415" calcext:value-type="float">
            <text:p>-415</text:p>
          </table:table-cell>
          <table:table-cell office:value-type="float" office:value="750" calcext:value-type="float">
            <text:p>750</text:p>
          </table:table-cell>
          <table:table-cell office:value-type="float" office:value="1045" calcext:value-type="float">
            <text:p>1045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75" calcext:value-type="float">
            <text:p>-375</text:p>
          </table:table-cell>
          <table:table-cell table:formula="of:=[.C37]+[.E37]+[.H37]" office:value-type="float" office:value="680" calcext:value-type="float">
            <text:p>680</text:p>
          </table:table-cell>
          <table:table-cell office:value-type="float" office:value="750" calcext:value-type="float">
            <text:p>750</text:p>
          </table:table-cell>
          <table:table-cell office:value-type="float" office:value="1045" calcext:value-type="float">
            <text:p>104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 style:data-style-name="N2" text:time-value="13:26:52.7273993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3-05T11:36:25.556000000</meta:creation-date>
    <dc:date>2021-11-19T13:34:10.413004040</dc:date>
    <meta:editing-duration>P14DT18H26M56S</meta:editing-duration>
    <meta:editing-cycles>32</meta:editing-cycles>
    <meta:generator>LibreOffice/7.2.1.2$MacOSX_X86_64 LibreOffice_project/87b77fad49947c1441b67c559c339af8f3517e22</meta:generator>
    <meta:document-statistic meta:table-count="2" meta:cell-count="496" meta:object-count="0"/>
    <meta:user-defined meta:name="qrichtext">1</meta:user-defined>
  </office:meta>
</office:document-meta>
</file>